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rsion control tes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hys Green</meta:initial-creator>
    <meta:creation-date>2015-12-02T19:39:43.97</meta:creation-date>
    <dc:date>2015-12-02T20:45:43.38</dc:date>
    <dc:creator>Rhys Green</dc:creator>
    <meta:editing-duration>PT4M6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1" meta:word-count="3" meta:character-count="20"/>
  </office:meta>
</office:document-meta>
</file>